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StarBasic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font-size="10pt" fo:language="en" fo:country="US" style:font-size-asian="10pt" style:language-asian="en" style:country-asian="US" style:font-size-complex="10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StarBasic Tab</text:p>
          </table:table-cell>
          <table:table-cell office:value-type="string">
            <text:p>Expected</text:p>
          </table:table-cell>
          <table:table-cell office:value-type="string">
            <text:p>TestOK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table:formula="of:=STARBASICTAB([.A2])" office:value-type="float" office:value="0">
            <text:p>#MACRO?</text:p>
          </table:table-cell>
          <table:table-cell table:formula="of:=REPT(UNICHAR(9);[.A2])" office:value-type="string" office:string-value="&#9;">
            <text:p><text:tab/></text:p>
          </table:table-cell>
          <table:table-cell table:formula="of:=([.B2]=[.C2])" office:value-type="float" office:value="0">
            <text:p>#MACRO?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STARBASICTAB([.A3])" office:value-type="float" office:value="0">
            <text:p>#MACRO?</text:p>
          </table:table-cell>
          <table:table-cell table:formula="of:=REPT(UNICHAR(9);[.A3])" office:value-type="string" office:string-value="&#9;&#9;">
            <text:p><text:tab/><text:tab/></text:p>
          </table:table-cell>
          <table:table-cell table:formula="of:=([.B3]=[.C3])" office:value-type="float" office:value="0">
            <text:p>#MACRO?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STARBASICTAB([.A4])" office:value-type="float" office:value="0">
            <text:p>#MACRO?</text:p>
          </table:table-cell>
          <table:table-cell table:formula="of:=REPT(UNICHAR(9);[.A4])" office:value-type="string" office:string-value="&#9;&#9;&#9;">
            <text:p><text:tab/><text:tab/><text:tab/></text:p>
          </table:table-cell>
          <table:table-cell table:formula="of:=([.B4]=[.C4])" office:value-type="float" office:value="0">
            <text:p>#MACRO?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STARBASICTAB([.A5])" office:value-type="float" office:value="0">
            <text:p>#MACRO?</text:p>
          </table:table-cell>
          <table:table-cell table:formula="of:=REPT(UNICHAR(9);[.A5])" office:value-type="string" office:string-value="&#9;&#9;&#9;&#9;">
            <text:p><text:tab/><text:tab/><text:tab/><text:tab/></text:p>
          </table:table-cell>
          <table:table-cell table:formula="of:=([.B5]=[.C5])" office:value-type="float" office:value="0">
            <text:p>#MACRO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4">09/24/2022</text:date>, <text:time>17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8:05:29</meta:creation-date>
    <meta:editing-duration>PT5M25S</meta:editing-duration>
    <meta:editing-cycles>3</meta:editing-cycles>
    <meta:generator>OpenOffice/4.1.13$Unix OpenOffice.org_project/4113m1$Build-9810</meta:generator>
    <dc:date>2022-09-24T17:06:13</dc:date>
    <dc:creator>Carl Marcum</dc:creator>
    <meta:document-statistic meta:table-count="1" meta:cell-count="20" meta:object-count="0"/>
  </office:meta>
</office:document-meta>
</file>

<file path=Basic/Standard/StarBasic.xml><?xml version="1.0" encoding="utf-8"?>
<!DOCTYPE module  PUBLIC '-//OpenOffice.org//DTD OfficeDocument 1.0//EN'  'module.dtd'>
<script:module xmlns:script="http://openoffice.org/2000/script" script:name="StarBasic" script:language="StarBasic">Function StarBasicTab(x As Long) As String
   StarBasicTab = Tab(x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ar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